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1.9945in"/>
    </style:style>
    <style:style style:name="co3" style:family="table-column">
      <style:table-column-properties fo:break-before="auto" style:column-width="2.0043in"/>
    </style:style>
    <style:style style:name="co4" style:family="table-column">
      <style:table-column-properties fo:break-before="auto" style:column-width="3.2898in"/>
    </style:style>
    <style:style style:name="co5" style:family="table-column">
      <style:table-column-properties fo:break-before="auto" style:column-width="3.4075in"/>
    </style:style>
    <style:style style:name="co6" style:family="table-column">
      <style:table-column-properties fo:break-before="auto" style:column-width="5.7827in"/>
    </style:style>
    <style:style style:name="co7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5591in" fo:break-before="auto" style:use-optimal-row-height="true"/>
    </style:style>
    <style:style style:name="ro4" style:family="table-row">
      <style:table-row-properties style:row-height="0.6937in" fo:break-before="auto" style:use-optimal-row-height="true"/>
    </style:style>
    <style:style style:name="ro5" style:family="table-row">
      <style:table-row-properties style:row-height="0.2898in" fo:break-before="auto" style:use-optimal-row-height="true"/>
    </style:style>
    <style:style style:name="ro6" style:family="table-row">
      <style:table-row-properties style:row-height="0.4244in" fo:break-before="auto" style:use-optimal-row-height="true"/>
    </style:style>
    <style:style style:name="ro7" style:family="table-row">
      <style:table-row-properties style:row-height="0.8291in" fo:break-before="auto" style:use-optimal-row-height="true"/>
    </style:style>
    <style:style style:name="ro8" style:family="table-row">
      <style:table-row-properties style:row-height="0.422in" fo:break-before="auto" style:use-optimal-row-height="true"/>
    </style:style>
    <style:style style:name="ro9" style:family="table-row">
      <style:table-row-properties style:row-height="0.2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70dae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70dae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74pt solid #82deea" style:diagonal-bl-tr="none" style:diagonal-tl-br="none" style:text-align-source="fix" style:repeat-content="false" fo:wrap-option="no-wrap" fo:border-left="0.74pt solid #70dae2" style:direction="ltr" fo:border-right="0.74pt solid #70dae2" style:rotation-angle="0" style:rotation-align="none" style:shrink-to-fit="false" fo:border-top="0.74pt solid #70dae2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70dae2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70dae2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70dae2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70dae2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70dae2" style:diagonal-bl-tr="none" style:diagonal-tl-br="none" style:text-align-source="value-type" style:repeat-content="false" fo:wrap-option="no-wrap" fo:border-left="0.74pt solid #70dae2" style:direction="ltr" fo:border-right="none" style:rotation-angle="0" style:rotation-align="none" style:shrink-to-fit="false" fo:border-top="0.74pt solid #70dae2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70dae2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70dae2" style:diagonal-bl-tr="none" style:diagonal-tl-br="none" style:text-align-source="value-type" style:repeat-content="false" fo:wrap-option="wrap" fo:border-left="0.74pt solid #70dae2" style:direction="ltr" fo:border-right="none" style:rotation-angle="0" style:rotation-align="none" style:shrink-to-fit="false" fo:border-top="0.74pt solid #70dae2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70dae2" style:diagonal-bl-tr="none" style:diagonal-tl-br="none" style:text-align-source="value-type" style:repeat-content="false" fo:wrap-option="no-wrap" fo:border-left="0.74pt solid #70dae2" style:direction="ltr" fo:border-right="none" style:rotation-angle="0" style:rotation-align="none" style:shrink-to-fit="false" fo:border-top="0.74pt solid #70dae2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82dee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82deea" style:diagonal-bl-tr="none" style:diagonal-tl-br="none" style:text-align-source="value-type" style:repeat-content="false" fo:wrap-option="no-wrap" fo:border-left="0.74pt solid #70dae2" style:direction="ltr" fo:border-right="0.74pt solid #82deea" style:rotation-angle="0" style:rotation-align="none" style:shrink-to-fit="false" fo:border-top="0.74pt solid #82dee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82dee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22" office:value-type="string" calcext:value-type="string">
            <text:p>#</text:p>
          </table:table-cell>
          <table:table-cell table:style-name="ce27" office:value-type="string" calcext:value-type="string">
            <text:p>Table</text:p>
          </table:table-cell>
          <table:table-cell table:style-name="ce27" office:value-type="string" calcext:value-type="string">
            <text:p>DQ Check</text:p>
          </table:table-cell>
          <table:table-cell table:style-name="ce27" office:value-type="string" calcext:value-type="string">
            <text:p>Column 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QL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atabase name</text:p>
          </table:table-cell>
          <table:table-cell table:style-name="ce10" office:value-type="string" calcext:value-type="string">
            <text:p>COMPLETENESS</text:p>
          </table:table-cell>
          <table:table-cell office:value-type="string" calcext:value-type="string">
            <text:p>Whole database</text:p>
          </table:table-cell>
          <table:table-cell office:value-type="string" calcext:value-type="string">
            <text:p>Verify database existence</text:p>
          </table:table-cell>
          <table:table-cell office:value-type="string" calcext:value-type="string">
            <text:p>SELECT datname </text:p>
            <text:p>FROM pg_database</text:p>
            <text:p>WHERE datname = 'db_name' ;</text:p>
          </table:table-cell>
          <table:table-cell table:style-name="ce20"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RC schema</text:p>
          </table:table-cell>
          <table:table-cell table:style-name="ce10" office:value-type="string" calcext:value-type="string">
            <text:p>COMPLETENESS</text:p>
          </table:table-cell>
          <table:table-cell office:value-type="string" calcext:value-type="string">
            <text:p>SRC </text:p>
          </table:table-cell>
          <table:table-cell office:value-type="string" calcext:value-type="string">
            <text:p>Verify SRC schema existence </text:p>
          </table:table-cell>
          <table:table-cell office:value-type="string" calcext:value-type="string">
            <text:p>SELECT schema_name</text:p>
            <text:p>FROM information_schema.schemata</text:p>
            <text:p><text:span text:style-name="T2">WHERE schema_name = ‘SRC’</text:span></text:p>
          </table:table-cell>
          <table:table-cell table:style-name="ce20"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ND schema</text:p>
          </table:table-cell>
          <table:table-cell table:style-name="ce10" office:value-type="string" calcext:value-type="string">
            <text:p>COMPLETENESS</text:p>
          </table:table-cell>
          <table:table-cell office:value-type="string" calcext:value-type="string">
            <text:p>SRC </text:p>
          </table:table-cell>
          <table:table-cell office:value-type="string" calcext:value-type="string">
            <text:p>Verify LND schema existence </text:p>
          </table:table-cell>
          <table:table-cell office:value-type="string" calcext:value-type="string">
            <text:p>SELECT schema_name</text:p>
            <text:p>FROM information_schema.schemata</text:p>
            <text:p><text:span text:style-name="T2">WHERE schema_name = ‘LND’</text:span></text:p>
          </table:table-cell>
          <table:table-cell table:style-name="ce20"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google_play_store 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Whole table</text:p>
          </table:table-cell>
          <table:table-cell office:value-type="string" calcext:value-type="string">
            <text:p>Verify that source table exists</text:p>
          </table:table-cell>
          <table:table-cell table:style-name="ce17" office:value-type="string" calcext:value-type="string">
            <text:p>SELECT table_name</text:p>
            <text:p>FROM information_schema.tables</text:p>
            <text:p>WHERE table_schema = 'SRC'</text:p>
            <text:p><text:span text:style-name="T1">  AND table_name = 'google_play_store </text:span>';</text:p>
          </table:table-cell>
          <table:table-cell table:style-name="ce20"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oogle_playstore_user_review </text:p>
          </table:table-cell>
          <table:table-cell table:style-name="ce11" office:value-type="string" calcext:value-type="string">
            <text:p>COMPLETENESS</text:p>
          </table:table-cell>
          <table:table-cell table:style-name="ce11" office:value-type="string" calcext:value-type="string">
            <text:p>Whole table</text:p>
          </table:table-cell>
          <table:table-cell table:style-name="ce11" office:value-type="string" calcext:value-type="string">
            <text:p>Verify that source table exists</text:p>
          </table:table-cell>
          <table:table-cell table:style-name="ce18" office:value-type="string" calcext:value-type="string">
            <text:p><text:span text:style-name="T3">SELECT table_name</text:span></text:p>
            <text:p><text:span text:style-name="T3">FROM information_schema.tables</text:span></text:p>
            <text:p><text:span text:style-name="T3">WHERE table_schema = 'SRC'</text:span></text:p>
            <text:p><text:span text:style-name="T1">  AND table_name = 'google_playstore_user_review </text:span><text:span text:style-name="T3"> ';</text:span></text:p>
          </table:table-cell>
          <table:table-cell table:style-name="ce20"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LND.google_play_store 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Whole table</text:p>
          </table:table-cell>
          <table:table-cell office:value-type="string" calcext:value-type="string">
            <text:p>Verify that source table exists</text:p>
          </table:table-cell>
          <table:table-cell table:style-name="ce17" office:value-type="string" calcext:value-type="string">
            <text:p>SELECT table_name</text:p>
            <text:p>FROM information_schema.tables</text:p>
            <text:p>WHERE table_schema = 'LND'</text:p>
            <text:p><text:span text:style-name="T1">  AND table_name = 'google_play_store </text:span>';</text:p>
          </table:table-cell>
          <table:table-cell table:style-name="ce20"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LND.google_playstore_user_review </text:p>
          </table:table-cell>
          <table:table-cell table:style-name="ce11" office:value-type="string" calcext:value-type="string">
            <text:p>COMPLETENESS</text:p>
          </table:table-cell>
          <table:table-cell table:style-name="ce11" office:value-type="string" calcext:value-type="string">
            <text:p>Whole table</text:p>
          </table:table-cell>
          <table:table-cell table:style-name="ce11" office:value-type="string" calcext:value-type="string">
            <text:p>Verify that source table exists</text:p>
          </table:table-cell>
          <table:table-cell table:style-name="ce18" office:value-type="string" calcext:value-type="string">
            <text:p><text:span text:style-name="T3">SELECT table_name</text:span></text:p>
            <text:p><text:span text:style-name="T3">FROM information_schema.tables</text:span></text:p>
            <text:p><text:span text:style-name="T3">WHERE table_schema = 'LND'</text:span></text:p>
            <text:p><text:span text:style-name="T1">  AND table_name = 'google_playstore_user_review </text:span><text:span text:style-name="T3"> ';</text:span></text:p>
          </table:table-cell>
          <table:table-cell table:style-name="ce20" table:number-columns-repeated="1018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google_play_store </text:p>
          </table:table-cell>
          <table:table-cell office:value-type="string" calcext:value-type="string">
            <text:p>COMPLETENESS</text:p>
          </table:table-cell>
          <table:table-cell table:style-name="ce12" office:value-type="string" calcext:value-type="string">
            <text:p>Whole table APP,Category ,Rating,Reviews,Size</text:p>
            <text:p><text:span text:style-name="T2">Installs,Price, Content Rating,Genres,Last Update ,</text:span></text:p>
            <text:p><text:span text:style-name="T2">Current Ver , Android Ver</text:span></text:p>
          </table:table-cell>
          <table:table-cell table:style-name="ce14" office:value-type="string" calcext:value-type="string">
            <text:p>Verify all required columns in table</text:p>
          </table:table-cell>
          <table:table-cell table:style-name="ce18" office:value-type="string" calcext:value-type="string">
            <text:p>SELECT column_name</text:p>
            <text:p>FROM information_schema.columns</text:p>
            <text:p><text:span text:style-name="T1">WHERE table_name = 'google_play_store </text:span>'</text:p>
            <text:p>  AND table_schema = 'SRC';</text:p>
            <text:p/>
          </table:table-cell>
          <table:table-cell table:style-name="ce20" table:number-columns-repeated="1018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google_playstore_user_review </text:p>
          </table:table-cell>
          <table:table-cell table:style-name="ce12" office:value-type="string" calcext:value-type="string">
            <text:p>COMPLETENESS</text:p>
          </table:table-cell>
          <table:table-cell table:style-name="ce8" office:value-type="string" calcext:value-type="string">
            <text:p>App,Translate_Review,Sentiment,Sentiment_Polarity,</text:p>
            <text:p>Sentiment_Subjectivity</text:p>
          </table:table-cell>
          <table:table-cell table:style-name="ce8" office:value-type="string" calcext:value-type="string">
            <text:p>Verify all required columns in table</text:p>
          </table:table-cell>
          <table:table-cell table:style-name="ce18" office:value-type="string" calcext:value-type="string">
            <text:p><text:span text:style-name="T3">SELECT column_name</text:span></text:p>
            <text:p><text:span text:style-name="T3">FROM information_schema.columns</text:span></text:p>
            <text:p><text:span text:style-name="T1">WHERE table_name = 'google_playstore_user_review </text:span><text:span text:style-name="T3"> '</text:span></text:p>
            <text:p><text:span text:style-name="T3">  AND table_schema = 'SRC';</text:span></text:p>
            <text:p/>
          </table:table-cell>
          <table:table-cell table:style-name="ce20" table:number-columns-repeated="1018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LND.google_play_store </text:p>
          </table:table-cell>
          <table:table-cell office:value-type="string" calcext:value-type="string">
            <text:p>COMPLETENESS</text:p>
          </table:table-cell>
          <table:table-cell table:style-name="ce12" office:value-type="string" calcext:value-type="string">
            <text:p>Whole table APP,Category ,Rating,Reviews,Size</text:p>
            <text:p><text:span text:style-name="T2">Installs,Price, Content Rating,Genres,Last Update ,</text:span></text:p>
            <text:p><text:span text:style-name="T2">Current Ver , Android Ver</text:span></text:p>
          </table:table-cell>
          <table:table-cell table:style-name="ce14" office:value-type="string" calcext:value-type="string">
            <text:p>Verify all required columns in table</text:p>
          </table:table-cell>
          <table:table-cell table:style-name="ce18" office:value-type="string" calcext:value-type="string">
            <text:p>SELECT column_name</text:p>
            <text:p>FROM information_schema.columns</text:p>
            <text:p><text:span text:style-name="T1">WHERE table_name = 'google_play_store </text:span>'</text:p>
            <text:p><text:span text:style-name="T1">  AND table_schema = 'LND</text:span>';</text:p>
            <text:p/>
          </table:table-cell>
          <table:table-cell table:style-name="ce20" table:number-columns-repeated="1018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LND.google_playstore_user_review </text:p>
          </table:table-cell>
          <table:table-cell table:style-name="ce12" office:value-type="string" calcext:value-type="string">
            <text:p>COMPLETENESS</text:p>
          </table:table-cell>
          <table:table-cell table:style-name="ce8" office:value-type="string" calcext:value-type="string">
            <text:p>App,Translate_Review,Sentiment,Sentiment_Polarity,</text:p>
            <text:p>Sentiment_Subjectivity</text:p>
          </table:table-cell>
          <table:table-cell table:style-name="ce8" office:value-type="string" calcext:value-type="string">
            <text:p>Verify all required columns in table</text:p>
          </table:table-cell>
          <table:table-cell table:style-name="ce18" office:value-type="string" calcext:value-type="string">
            <text:p><text:span text:style-name="T3">SELECT column_name</text:span></text:p>
            <text:p><text:span text:style-name="T3">FROM information_schema.columns</text:span></text:p>
            <text:p><text:span text:style-name="T1">WHERE table_name = 'google_playstore_user_review </text:span><text:span text:style-name="T3"> '</text:span></text:p>
            <text:p><text:span text:style-name="T1">  AND table_schema = 'LND</text:span><text:span text:style-name="T3">';</text:span></text:p>
            <text:p/>
          </table:table-cell>
          <table:table-cell table:style-name="ce20" table:number-columns-repeated="101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<text:span text:style-name="T1">LND.google_playstore_user_review </text:span>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App,Translate_Review,Sentiment</text:p>
          </table:table-cell>
          <table:table-cell table:style-name="ce8" office:value-type="string" calcext:value-type="string">
            <text:p>Check data type to be varchar 100 for App,</text:p>
            <text:p>500 for Translate_Review and 8 for Sentiment</text:p>
          </table:table-cell>
          <table:table-cell table:style-name="ce18" office:value-type="string" calcext:value-type="string">
            <text:p>SELECT column_name, data_type,character_maximum_length</text:p>
            <text:p>FROM information_schema.columns</text:p>
            <text:p><text:span text:style-name="T1">WHERE table_name = 'google_playstore_user_review </text:span>'</text:p>
            <text:p>  AND table_schema = 'LND' AND data_type = 'character varying';</text:p>
          </table:table-cell>
          <table:table-cell table:style-name="ce20" table:number-columns-repeated="1018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1">LND.google_playstore_user_review </text:span>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<text:span text:style-name="T1">Sentiment_Polarity,</text:span></text:p>
            <text:p><text:span text:style-name="T1">Sentiment_Subjectivity</text:span></text:p>
          </table:table-cell>
          <table:table-cell table:style-name="ce8" office:value-type="string" calcext:value-type="string">
            <text:p>Check data type to be DECIMAL(11,10)</text:p>
          </table:table-cell>
          <table:table-cell table:style-name="ce18" office:value-type="string" calcext:value-type="string">
            <text:p>SELECT column_name, data_type , numeric_precision, numeric_scale</text:p>
            <text:p>FROM information_schema.columns</text:p>
            <text:p><text:span text:style-name="T1">WHERE table_name = 'google_playstore_user_review</text:span>'</text:p>
            <text:p>  AND table_schema = 'LND' AND data_type = 'numeric';  </text:p>
            <text:p/>
          </table:table-cell>
          <table:table-cell table:style-name="ce20" table:number-columns-repeated="1018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LND.google_playstore_user_review </text:p>
          </table:table-cell>
          <table:table-cell table:style-name="ce8" office:value-type="string" calcext:value-type="string">
            <text:p>VALIDITY</text:p>
          </table:table-cell>
          <table:table-cell table:style-name="ce8" office:value-type="string" calcext:value-type="string">
            <text:p>App</text:p>
          </table:table-cell>
          <table:table-cell table:style-name="ce8" office:value-type="string" calcext:value-type="string">
            <text:p>Check for null values , should not be present </text:p>
          </table:table-cell>
          <table:table-cell table:style-name="ce18" office:value-type="string" calcext:value-type="string">
            <text:p><text:span text:style-name="T1">SELECT * from LND.google_playstore_user_review </text:span></text:p>
            <text:p><text:span text:style-name="T1">WHERE App is NULL</text:span></text:p>
          </table:table-cell>
          <table:table-cell table:style-name="ce20" table:number-columns-repeated="1018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LND.google_playstore_user_review </text:p>
          </table:table-cell>
          <table:table-cell table:style-name="ce8" office:value-type="string" calcext:value-type="string">
            <text:p>VALIDITY</text:p>
          </table:table-cell>
          <table:table-cell table:style-name="ce8" office:value-type="string" calcext:value-type="string">
            <text:p>App</text:p>
          </table:table-cell>
          <table:table-cell table:style-name="ce8" office:value-type="string" calcext:value-type="string">
            <text:p><text:span text:style-name="T1">Check app value to be present in googleplaystore</text:span></text:p>
          </table:table-cell>
          <table:table-cell table:style-name="ce18" office:value-type="string" calcext:value-type="string">
            <text:p><text:span text:style-name="T1">SELECT * from LND.google_playstore_user_review </text:span></text:p>
            <text:p><text:span text:style-name="T1">WHERE App NOT IN (SELECT App from LND.googleplaystore)</text:span></text:p>
          </table:table-cell>
          <table:table-cell table:style-name="ce20" table:number-columns-repeated="1018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LND.google_playstore_user_review </text:p>
          </table:table-cell>
          <table:table-cell table:style-name="ce8" office:value-type="string" calcext:value-type="string">
            <text:p>UNIQUENESS</text:p>
          </table:table-cell>
          <table:table-cell table:style-name="ce8" office:value-type="string" calcext:value-type="string">
            <text:p>App</text:p>
          </table:table-cell>
          <table:table-cell table:style-name="ce8" office:value-type="string" calcext:value-type="string">
            <text:p>Check app value unique because it’s PK</text:p>
          </table:table-cell>
          <table:table-cell table:style-name="ce18" office:value-type="string" calcext:value-type="string">
            <text:p>SELECT app,COUNT(*) FROM LND.google_playstore_user_review </text:p>
            <text:p>GROUP BY app</text:p>
            <text:p>HAVING COUNT(*) &gt;1</text:p>
          </table:table-cell>
          <table:table-cell table:style-name="ce20" table:number-columns-repeated="1018"/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LND.google_playstore_user_review </text:p>
          </table:table-cell>
          <table:table-cell table:style-name="ce8" office:value-type="string" calcext:value-type="string">
            <text:p>UNIQUENESS</text:p>
          </table:table-cell>
          <table:table-cell table:style-name="ce8" office:value-type="string" calcext:value-type="string">
            <text:p>Translated_Review</text:p>
          </table:table-cell>
          <table:table-cell table:style-name="ce8" office:value-type="string" calcext:value-type="string">
            <text:p><text:span text:style-name="T1">Check Translated_Review</text:span> value unique because it’s PK</text:p>
          </table:table-cell>
          <table:table-cell table:style-name="ce18" office:value-type="string" calcext:value-type="string">
            <text:p><text:span text:style-name="T1">SELECT Translated_Review</text:span>,COUNT(*) FROM LND.google_playstore_user_review </text:p>
            <text:p><text:span text:style-name="T1">GROUP BY Translated_Review</text:span></text:p>
            <text:p>HAVING COUNT(*) &gt;1</text:p>
          </table:table-cell>
          <table:table-cell table:style-name="ce20" table:number-columns-repeated="1018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LND.google_playstore_user_review </text:p>
          </table:table-cell>
          <table:table-cell table:style-name="ce8" office:value-type="string" calcext:value-type="string">
            <text:p>VALIDITY</text:p>
          </table:table-cell>
          <table:table-cell table:style-name="ce9" office:value-type="string" calcext:value-type="string">
            <text:p>Sentiment</text:p>
          </table:table-cell>
          <table:table-cell table:style-name="ce15" office:value-type="string" calcext:value-type="string">
            <text:p>Check for Sentiment column values to be correct values</text:p>
          </table:table-cell>
          <table:table-cell table:style-name="ce17" office:value-type="string" calcext:value-type="string">
            <text:p><text:span text:style-name="T1">SELECT Sentiment FROM LND.google_playstore_user_review </text:span></text:p>
            <text:p><text:span text:style-name="T1">WHERE Sentiment NOT IN (‘Positive’,’Negative’,’Neutral’)</text:span></text:p>
          </table:table-cell>
          <table:table-cell table:style-name="ce20" table:number-columns-repeated="1018"/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LND.google_playstore_user_review </text:p>
          </table:table-cell>
          <table:table-cell table:style-name="ce8" office:value-type="string" calcext:value-type="string">
            <text:p>VALIDITY</text:p>
          </table:table-cell>
          <table:table-cell table:style-name="ce9" office:value-type="string" calcext:value-type="string">
            <text:p>Sentiment</text:p>
          </table:table-cell>
          <table:table-cell table:style-name="ce16" office:value-type="string" calcext:value-type="string">
            <text:p><text:s/>null if Translated_Review in null</text:p>
          </table:table-cell>
          <table:table-cell table:style-name="ce17" office:value-type="string" calcext:value-type="string">
            <text:p><text:span text:style-name="T1">SELECT Sentiment FROM LND.google_playstore_user_review </text:span></text:p>
            <text:p><text:span text:style-name="T1">WHERE Translated_Review  IS NULL and Sentiment IS NOT NULL </text:span></text:p>
          </table:table-cell>
          <table:table-cell table:style-name="ce20" table:number-columns-repeated="1018"/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LND.google_playstore_user_review </text:p>
          </table:table-cell>
          <table:table-cell table:style-name="ce8" office:value-type="string" calcext:value-type="string">
            <text:p>VALIDITY</text:p>
          </table:table-cell>
          <table:table-cell table:style-name="ce8" office:value-type="string" calcext:value-type="string">
            <text:p>Sentiment_Polarity</text:p>
          </table:table-cell>
          <table:table-cell table:style-name="ce8" office:value-type="string" calcext:value-type="string">
            <text:p><text:span text:style-name="T1">Check to see Sentiment_Polarity column vales match requirements</text:span></text:p>
          </table:table-cell>
          <table:table-cell table:style-name="ce18" office:value-type="string" calcext:value-type="string">
            <text:p>SELECT * FROM LND.google_playstore_user_review </text:p>
            <text:p><text:span text:style-name="T1">WHERE  Translated_Review IS NULL AND NOT Sentiment_Polarity IS NULL</text:span></text:p>
          </table:table-cell>
          <table:table-cell table:style-name="ce20" table:number-columns-repeated="1018"/>
        </table:table-row>
        <table:table-row table:style-name="ro7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LND.google_playstore_user_review </text:p>
          </table:table-cell>
          <table:table-cell table:style-name="ce8" office:value-type="string" calcext:value-type="string">
            <text:p>VALIDITY</text:p>
          </table:table-cell>
          <table:table-cell table:style-name="ce8" office:value-type="string" calcext:value-type="string">
            <text:p>Sentiment_Polarity</text:p>
          </table:table-cell>
          <table:table-cell table:style-name="ce8" office:value-type="string" calcext:value-type="string">
            <text:p><text:span text:style-name="T1">Check to see Sentiment_Polarity column vales match requirements</text:span></text:p>
          </table:table-cell>
          <table:table-cell table:style-name="ce18" office:value-type="string" calcext:value-type="string">
            <text:p><text:span text:style-name="T3">SELECT *</text:span></text:p>
            <text:p><text:span text:style-name="T3">FROM LND.google_playstore_user_review</text:span></text:p>
            <text:p><text:span text:style-name="T3">WHERE </text:span></text:p>
            <text:p><text:span text:style-name="T3">    (Sentiment = 'Positive' AND Sentiment_Polarity &gt; 0 AND Sentiment_Polarity &lt;= 1) OR</text:span></text:p>
            <text:p><text:span text:style-name="T3">    (Sentiment = 'Neutral' AND Sentiment_Polarity = 0) OR</text:span></text:p>
            <text:p><text:span text:style-name="T3">    (Sentiment = 'Negative' AND Sentiment_Polarity &gt;= -1 AND Sentiment_Polarity &lt; 0);</text:span></text:p>
          </table:table-cell>
          <table:table-cell table:style-name="ce20" table:number-columns-repeated="1018"/>
        </table:table-row>
        <table:table-row table:style-name="ro8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LND.google_playstore_user_review </text:p>
          </table:table-cell>
          <table:table-cell table:style-name="ce8" office:value-type="string" calcext:value-type="string">
            <text:p>VALIDITY</text:p>
          </table:table-cell>
          <table:table-cell table:style-name="ce8" office:value-type="string" calcext:value-type="string">
            <text:p>Sentiment_Subjectivity</text:p>
          </table:table-cell>
          <table:table-cell table:style-name="ce8" office:value-type="string" calcext:value-type="string">
            <text:p><text:span text:style-name="T1">Check to see Sentiment_Subjectivity column values are within the range</text:span></text:p>
          </table:table-cell>
          <table:table-cell table:style-name="ce18" office:value-type="string" calcext:value-type="string">
            <text:p><text:span text:style-name="T3">SELECT *</text:span></text:p>
            <text:p><text:span text:style-name="T3">FROM LND.google_playstore_user_review</text:span></text:p>
            <text:p><text:span text:style-name="T1">WHERE NOT Sentiment_Subjectivity BETWEEN 0 AND 1</text:span></text:p>
          </table:table-cell>
          <table:table-cell table:style-name="ce20" table:number-columns-repeated="1018"/>
        </table:table-row>
        <table:table-row table:style-name="ro9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LND.google_playstore_user_review </text:p>
          </table:table-cell>
          <table:table-cell table:style-name="ce8" office:value-type="string" calcext:value-type="string">
            <text:p>VALIDITY</text:p>
          </table:table-cell>
          <table:table-cell table:style-name="ce8" office:value-type="string" calcext:value-type="string">
            <text:p>Sentiment_Subjectivity</text:p>
          </table:table-cell>
          <table:table-cell table:style-name="ce13" office:value-type="string" calcext:value-type="string">
            <text:p><text:span text:style-name="T1">Check for not null values when Translated_Review is null</text:span></text:p>
          </table:table-cell>
          <table:table-cell table:style-name="ce18" office:value-type="string" calcext:value-type="string">
            <text:p>SELECT * FROM LND.google_playstore_user_review </text:p>
            <text:p><text:span text:style-name="T1">WHERE  Translated_Review IS NULL AND NOT Sentiment_Subjectivity IS NULL</text:span></text:p>
          </table:table-cell>
          <table:table-cell table:style-name="ce21" table:number-columns-repeated="1018"/>
        </table:table-row>
        <table:table-row table:style-name="ro1">
          <table:table-cell table:style-name="ce2"/>
          <table:table-cell table:style-name="ce8" table:number-columns-repeated="3"/>
          <table:table-cell table:style-name="ce14"/>
          <table:table-cell table:style-name="ce18"/>
          <table:table-cell table:number-columns-repeated="1018"/>
        </table:table-row>
        <table:table-row table:style-name="ro1">
          <table:table-cell table:style-name="ce4"/>
          <table:table-cell table:style-name="ce8" table:number-columns-repeated="2"/>
          <table:table-cell table:style-name="ce13" table:number-columns-repeated="2"/>
          <table:table-cell table:style-name="ce19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F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0T17:10:57.100874288</dc:date>
    <meta:editing-duration>PT11S</meta:editing-duration>
    <meta:editing-cycles>1</meta:editing-cycles>
    <meta:document-statistic meta:table-count="1" meta:cell-count="144" meta:object-count="0"/>
    <meta:generator>LibreOffice/7.3.7.2$Linux_X86_64 LibreOffice_project/30$Build-2</meta:generator>
  </office:meta>
</office:document-meta>
</file>